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806cm"/>
    </style:style>
    <style:style style:name="co2" style:family="table-column">
      <style:table-column-properties fo:break-before="auto" style:column-width="7.126cm"/>
    </style:style>
    <style:style style:name="co3" style:family="table-column">
      <style:table-column-properties fo:break-before="auto" style:column-width="3.978cm"/>
    </style:style>
    <style:style style:name="co4" style:family="table-column">
      <style:table-column-properties fo:break-before="auto" style:column-width="7.2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46cm"/>
    </style:style>
    <style:style style:name="co7" style:family="table-column">
      <style:table-column-properties fo:break-before="auto" style:column-width="4.616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.588cm"/>
    </style:style>
    <style:style style:name="co10" style:family="table-column">
      <style:table-column-properties fo:break-before="auto" style:column-width="2.861cm"/>
    </style:style>
    <style:style style:name="co11" style:family="table-column">
      <style:table-column-properties fo:break-before="auto" style:column-width="9.594cm"/>
    </style:style>
    <style:style style:name="co12" style:family="table-column">
      <style:table-column-properties fo:break-before="auto" style:column-width="2.79cm"/>
    </style:style>
    <style:style style:name="co13" style:family="table-column">
      <style:table-column-properties fo:break-before="auto" style:column-width="0.954cm"/>
    </style:style>
    <style:style style:name="co14" style:family="table-column">
      <style:table-column-properties fo:break-before="auto" style:column-width="4.276cm"/>
    </style:style>
    <style:style style:name="co15" style:family="table-column">
      <style:table-column-properties fo:break-before="auto" style:column-width="10.673cm"/>
    </style:style>
    <style:style style:name="co16" style:family="table-column">
      <style:table-column-properties fo:break-before="auto" style:column-width="10.4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/>
    <style:style style:name="ce5" style:family="table-cell" style:parent-style-name="Default">
      <style:text-properties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6" style:family="table-cell" style:parent-style-name="Default">
      <style:text-properties fo:color="#95e454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T1" style:family="text">
      <style:text-properties style:font-size-complex="10pt" fo:color="#8ac6f2" fo:font-size="10pt" style:font-name-asian="Monospace" style:font-name-complex="Monospace" style:font-size-asian="10pt" fo:country="US" style:country-asian="US" style:country-complex="US"/>
    </style:style>
    <style:style style:name="T2" style:family="text">
      <style:text-properties style:font-size-complex="10pt" fo:font-size="10pt" style:font-name-asian="Monospace" style:font-name-complex="Monospace" style:font-size-asian="10pt" fo:country="US" style:country-asian="US" style:country-complex="US" fo:color="#f6f3e8"/>
    </style:style>
    <style:style style:name="T3" style:family="text">
      <style:text-properties style:font-size-complex="10pt" fo:font-size="10pt" style:font-name-asian="Monospace" style:font-name-complex="Monospace" style:font-size-asian="10pt" fo:country="US" style:country-asian="US" style:country-complex="US" fo:color="#8ac6f2"/>
    </style:style>
    <style:style style:name="T4" style:family="text">
      <style:text-properties style:font-size-complex="10pt" fo:font-size="10pt" style:font-name-asian="Monospace" style:font-name-complex="Monospace" style:font-size-asian="10pt" fo:country="US" style:country-asian="US" style:country-complex="US" fo:color="#95e454"/>
    </style:style>
    <style:style style:name="T5" style:family="text">
      <style:text-properties style:font-size-complex="10pt" fo:font-size="10pt" style:font-size-asian="10pt" fo:color="#95e454" fo:country="US" style:country-asian="US" style:country-complex="US" style:font-name-asian="Monospace" style:font-name-complex="Monospace"/>
    </style:style>
    <style:style style:name="T6" style:family="text">
      <style:text-properties style:font-size-complex="10pt" fo:font-size="10pt" style:font-size-asian="10pt" fo:country="US" style:country-asian="US" style:country-complex="US" style:font-name-asian="Monospace" style:font-name-complex="Monospace" fo:color="#f6f3e8"/>
    </style:style>
    <style:style style:name="T7" style:family="text">
      <style:text-properties style:font-size-complex="10pt" fo:font-size="10pt" style:font-size-asian="10pt" fo:country="US" style:country-asian="US" style:country-complex="US" style:font-name-asian="Monospace" style:font-name-complex="Monospace" fo:color="#95e454"/>
    </style:style>
    <style:style style:name="T8" style:family="text">
      <style:text-properties style:country-asian="US" fo:color="#95e454" style:font-size-asian="10pt" style:font-name-complex="Monospace" style:font-name-asian="Monospace" fo:font-size="10pt" style:font-size-complex="10pt" style:country-complex="US" fo:country="US"/>
    </style:style>
    <style:style style:name="T9" style:family="text">
      <style:text-properties style:country-asian="US" style:font-size-asian="10pt" style:font-name-complex="Monospace" style:font-name-asian="Monospace" fo:font-size="10pt" style:font-size-complex="10pt" style:country-complex="US" fo:country="US" fo:color="#f6f3e8"/>
    </style:style>
    <style:style style:name="T10" style:family="text">
      <style:text-properties style:country-asian="US" style:font-size-asian="10pt" style:font-name-complex="Monospace" style:font-name-asian="Monospace" fo:font-size="10pt" style:font-size-complex="10pt" style:country-complex="US" fo:country="US" fo:color="#95e454"/>
    </style:style>
  </office:automatic-styles>
  <office:body>
    <office:spreadsheet>
      <table:table table:name="Na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ing 명세서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. 파일명</text:p>
          </table:table-cell>
          <table:table-cell office:value-type="string" calcext:value-type="string">
            <text:p>분류 구분, 전체 소문자</text:p>
          </table:table-cell>
          <table:table-cell office:value-type="string" calcext:value-type="string">
            <text:p>main_join.html</text:p>
          </table:table-cell>
          <table:table-cell office:value-type="string" calcext:value-type="string">
            <text:p>예외) java 파일명은 첫 대문자, camel 방식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. 폴더명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. 페키지명</text:p>
          </table:table-cell>
          <table:table-cell table:number-columns-repeated="3"/>
        </table:table-row>
      </table:table>
      <table:table table:name="분류명_파일명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분류 – 파일명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대분류</text:p>
          </table:table-cell>
          <table:table-cell table:style-name="ce1" office:value-type="string" calcext:value-type="string">
            <text:p>중분류</text:p>
          </table:table-cell>
          <table:table-cell table:style-name="ce1" office:value-type="string" calcext:value-type="string">
            <text:p>소분류</text:p>
          </table:table-cell>
          <table:table-cell office:value-type="string" calcext:value-type="string">
            <text:p>내 용</text:p>
          </table:table-cell>
          <table:table-cell office:value-type="string" calcext:value-type="string">
            <text:p>비 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on</text:p>
          </table:table-cell>
          <table:table-cell table:style-name="ce1" office:value-type="string" calcext:value-type="string">
            <text:p>header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footer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idebar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table:number-columns-repeated="2"/>
          <table:table-cell table:style-name="ce3" office:value-type="string" calcext:value-type="string">
            <text:p>메인화면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main_sign</text:p>
          </table:table-cell>
          <table:table-cell table:style-name="ce3"/>
          <table:table-cell table:style-name="ce3" office:value-type="string" calcext:value-type="string">
            <text:p>회원가입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invitations</text:p>
          </table:table-cell>
          <table:table-cell table:style-name="ce3" table:number-columns-repeated="2"/>
          <table:table-cell table:style-name="ce3" office:value-type="string" calcext:value-type="string">
            <text:p>초대게시판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<text:s/>invitations_reg</text:p>
          </table:table-cell>
          <table:table-cell table:style-name="ce3"/>
          <table:table-cell table:style-name="ce3" office:value-type="string" calcext:value-type="string">
            <text:p>등록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invitations_mod</text:p>
          </table:table-cell>
          <table:table-cell table:style-name="ce3"/>
          <table:table-cell table:style-name="ce3" office:value-type="string" calcext:value-type="string">
            <text:p>수정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invitations_detail</text:p>
          </table:table-cell>
          <table:table-cell table:style-name="ce3"/>
          <table:table-cell table:style-name="ce3" office:value-type="string" calcext:value-type="string">
            <text:p>상세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schedule</text:p>
          </table:table-cell>
          <table:table-cell table:style-name="ce1" office:value-type="string" calcext:value-type="string">
            <text:p>sidebar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rid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list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board</text:p>
          </table:table-cell>
          <table:table-cell table:style-name="Default"/>
          <table:table-cell table:style-name="ce3" office:value-type="string" calcext:value-type="string">
            <text:p>모임게시판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Default"/>
          <table:table-cell table:style-name="ce3" office:value-type="string" calcext:value-type="string">
            <text:p>groups_reg</text:p>
          </table:table-cell>
          <table:table-cell table:style-name="ce3" office:value-type="string" calcext:value-type="string">
            <text:p>등록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Default"/>
          <table:table-cell table:style-name="ce3" office:value-type="string" calcext:value-type="string">
            <text:p>groups_mod</text:p>
          </table:table-cell>
          <table:table-cell table:style-name="ce3" office:value-type="string" calcext:value-type="string">
            <text:p>수정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groups_detail</text:p>
          </table:table-cell>
          <table:table-cell table:style-name="ce3" office:value-type="string" calcext:value-type="string">
            <text:p>상세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chat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일정 달력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일정 리스트</text:p>
          </table:table-cell>
          <table:table-cell table:number-columns-repeated="1020"/>
        </table:table-row>
        <table:table-row table:style-name="ro1" table:number-rows-repeated="16">
          <table:table-cell table:style-name="ce3" table:number-columns-repeated="4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_id_class_naming" table:style-name="ta1">
        <table:table-column table:style-name="co5" table:default-cell-style-name="Default"/>
        <table:table-row table:style-name="ro1">
          <table:table-cell/>
        </table:table-row>
      </table:table>
      <table:table table:name="db" table:style-name="ta1"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ime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화면</text:p>
          </table:table-cell>
          <table:table-cell table:style-name="ce3" office:value-type="string" calcext:value-type="string">
            <text:p>sign</text:p>
          </table:table-cell>
          <table:table-cell office:value-type="string" calcext:value-type="string">
            <text:p>등록</text:p>
          </table:table-cell>
          <table:table-cell office:value-type="string" calcext:value-type="string">
            <text:p>이메일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핸드폰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이름</text:p>
          </table:table-cell>
          <table:table-cell office:value-type="string" calcext:value-type="string">
            <text:p>u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별명</text:p>
          </table:table-cell>
          <table:table-cell office:value-type="string" calcext:value-type="string">
            <text:p>nick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생년월일</text:p>
          </table:table-cell>
          <table:table-cell office:value-type="string" calcext:value-type="string">
            <text:p>birthd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성별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0, 1, 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관심지역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연계 여부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관심사</text:p>
          </table:table-cell>
          <table:table-cell office:value-type="string" calcext:value-type="string">
            <text:p>interests</text:p>
          </table:table-cell>
          <table:table-cell table:style-name="ce4" office:value-type="string" calcext:value-type="string">
            <text:p>00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사진</text:p>
          </table:table-cell>
          <table:table-cell office:value-type="string" calcext:value-type="string">
            <text:p>myphot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nvitation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vitations</text:p>
          </table:table-cell>
          <table:table-cell office:value-type="string" calcext:value-type="string">
            <text:p>등록</text:p>
          </table:table-cell>
          <table:table-cell office:value-type="string" calcext:value-type="string">
            <text:p>모임이름</text:p>
          </table:table-cell>
          <table:table-cell office:value-type="string" calcext:value-type="string">
            <text:p>g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모임소개</text:p>
          </table:table-cell>
          <table:table-cell office:value-type="string" calcext:value-type="string">
            <text:p>gpresent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모집인원</text:p>
          </table:table-cell>
          <table:table-cell office:value-type="string" calcext:value-type="string">
            <text:p>gtarget_nu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한줄</text:p>
          </table:table-cell>
          <table:table-cell office:value-type="string" calcext:value-type="string">
            <text:p>모집일자</text:p>
          </table:table-cell>
          <table:table-cell office:value-type="string" calcext:value-type="string">
            <text:p>start_dat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종료일자</text:p>
          </table:table-cell>
          <table:table-cell office:value-type="string" calcext:value-type="string">
            <text:p>end_d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공개여부</text:p>
          </table:table-cell>
          <table:table-cell office:value-type="string" calcext:value-type="string">
            <text:p>open_st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관심지역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관심사</text:p>
          </table:table-cell>
          <table:table-cell office:value-type="string" calcext:value-type="string">
            <text:p>interests</text:p>
          </table:table-cell>
          <table:table-cell table:style-name="ce4" office:value-type="string" calcext:value-type="string">
            <text:p>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수정</text:p>
          </table:table-cell>
          <table:table-cell office:value-type="string" calcext:value-type="string">
            <text:p>참여인원</text:p>
          </table:table-cell>
          <table:table-cell office:value-type="string" calcext:value-type="string">
            <text:p>gjoin_nu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조회수</text:p>
          </table:table-cell>
          <table:table-cell office:value-type="string" calcext:value-type="string">
            <text:p>click_cou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추천수</text:p>
          </table:table-cell>
          <table:table-cell office:value-type="string" calcext:value-type="string">
            <text:p>good_cou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그루핑</text:p>
          </table:table-cell>
          <table:table-cell office:value-type="string" calcext:value-type="string">
            <text:p>그룹코드</text:p>
          </table:table-cell>
          <table:table-cell office:value-type="string" calcext:value-type="string">
            <text:p>gcod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사용자 이메일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운영상태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ard</text:p>
          </table:table-cell>
          <table:table-cell table:number-columns-repeated="4"/>
        </table:table-row>
      </table:table>
      <table:table table:name="데이터추가" table:style-name="ta1">
        <table:table-column table:style-name="co11" table:default-cell-style-name="ce5"/>
        <table:table-column table:style-name="co12" table:default-cell-style-name="ce6"/>
        <table:table-column table:style-name="co13" table:default-cell-style-name="ce5"/>
        <table:table-column table:style-name="co14" table:default-cell-style-name="ce6"/>
        <table:table-column table:style-name="co15" table:default-cell-style-name="ce5"/>
        <table:table-column table:style-name="co16" table:default-cell-style-name="Default"/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];[.B1];[.C1];[.D1];[.E1])" office:value-type="string" office:string-value="insert into iboard values(bno.nextval,6,8,'게임 모집 1','게임 모집 합니다. 1',3,'15/01/10','15/02/05','15/01/06',0,'11010');" calcext:value-type="string">
            <text:p>insert into iboard values(bno.nextval,6,8,'게임 모집 1','게임 모집 합니다. 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];[.B2];[.C2];[.D2];[.E2])" office:value-type="string" office:string-value="insert into iboard values(bno.nextval,6,8,'게임 모집 2','게임 모집 합니다. 2',3,'15/01/10','15/02/05','15/01/06',0,'11010');" calcext:value-type="string">
            <text:p>insert into iboard values(bno.nextval,6,8,'게임 모집 2','게임 모집 합니다. 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];[.B3];[.C3];[.D3];[.E3])" office:value-type="string" office:string-value="insert into iboard values(bno.nextval,6,8,'게임 모집 3','게임 모집 합니다. 3',3,'15/01/10','15/02/05','15/01/06',0,'11010');" calcext:value-type="string">
            <text:p>insert into iboard values(bno.nextval,6,8,'게임 모집 3','게임 모집 합니다. 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];[.B4];[.C4];[.D4];[.E4])" office:value-type="string" office:string-value="insert into iboard values(bno.nextval,6,8,'게임 모집 4','게임 모집 합니다. 4',3,'15/01/10','15/02/05','15/01/06',0,'11010');" calcext:value-type="string">
            <text:p>insert into iboard values(bno.nextval,6,8,'게임 모집 4','게임 모집 합니다. 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];[.B5];[.C5];[.D5];[.E5])" office:value-type="string" office:string-value="insert into iboard values(bno.nextval,6,8,'게임 모집 5','게임 모집 합니다. 5',3,'15/01/10','15/02/05','15/01/06',0,'11010');" calcext:value-type="string">
            <text:p>insert into iboard values(bno.nextval,6,8,'게임 모집 5','게임 모집 합니다. 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];[.B6];[.C6];[.D6];[.E6])" office:value-type="string" office:string-value="insert into iboard values(bno.nextval,6,8,'게임 모집 6','게임 모집 합니다. 6',3,'15/01/10','15/02/05','15/01/06',0,'11010');" calcext:value-type="string">
            <text:p>insert into iboard values(bno.nextval,6,8,'게임 모집 6','게임 모집 합니다. 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];[.B7];[.C7];[.D7];[.E7])" office:value-type="string" office:string-value="insert into iboard values(bno.nextval,6,8,'게임 모집 7','게임 모집 합니다. 7',3,'15/01/10','15/02/05','15/01/06',0,'11010');" calcext:value-type="string">
            <text:p>insert into iboard values(bno.nextval,6,8,'게임 모집 7','게임 모집 합니다. 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];[.B8];[.C8];[.D8];[.E8])" office:value-type="string" office:string-value="insert into iboard values(bno.nextval,6,8,'게임 모집 8','게임 모집 합니다. 8',3,'15/01/10','15/02/05','15/01/06',0,'11010');" calcext:value-type="string">
            <text:p>insert into iboard values(bno.nextval,6,8,'게임 모집 8','게임 모집 합니다. 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];[.B9];[.C9];[.D9];[.E9])" office:value-type="string" office:string-value="insert into iboard values(bno.nextval,6,8,'게임 모집 9','게임 모집 합니다. 9',3,'15/01/10','15/02/05','15/01/06',0,'11010');" calcext:value-type="string">
            <text:p>insert into iboard values(bno.nextval,6,8,'게임 모집 9','게임 모집 합니다. 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0];[.B10];[.C10];[.D10];[.E10])" office:value-type="string" office:string-value="insert into iboard values(bno.nextval,6,8,'게임 모집 10','게임 모집 합니다. 10',3,'15/01/10','15/02/05','15/01/06',0,'11010');" calcext:value-type="string">
            <text:p>insert into iboard values(bno.nextval,6,8,'게임 모집 10','게임 모집 합니다. 1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1];[.B11];[.C11];[.D11];[.E11])" office:value-type="string" office:string-value="insert into iboard values(bno.nextval,6,8,'게임 모집 11','게임 모집 합니다. 11',3,'15/01/10','15/02/05','15/01/06',0,'11010');" calcext:value-type="string">
            <text:p>insert into iboard values(bno.nextval,6,8,'게임 모집 11','게임 모집 합니다. 1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2];[.B12];[.C12];[.D12];[.E12])" office:value-type="string" office:string-value="insert into iboard values(bno.nextval,6,8,'게임 모집 12','게임 모집 합니다. 12',3,'15/01/10','15/02/05','15/01/06',0,'11010');" calcext:value-type="string">
            <text:p>insert into iboard values(bno.nextval,6,8,'게임 모집 12','게임 모집 합니다. 1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3];[.B13];[.C13];[.D13];[.E13])" office:value-type="string" office:string-value="insert into iboard values(bno.nextval,6,8,'게임 모집 13','게임 모집 합니다. 13',3,'15/01/10','15/02/05','15/01/06',0,'11010');" calcext:value-type="string">
            <text:p>insert into iboard values(bno.nextval,6,8,'게임 모집 13','게임 모집 합니다. 1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4];[.B14];[.C14];[.D14];[.E14])" office:value-type="string" office:string-value="insert into iboard values(bno.nextval,6,8,'게임 모집 14','게임 모집 합니다. 14',3,'15/01/10','15/02/05','15/01/06',0,'11010');" calcext:value-type="string">
            <text:p>insert into iboard values(bno.nextval,6,8,'게임 모집 14','게임 모집 합니다. 1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5];[.B15];[.C15];[.D15];[.E15])" office:value-type="string" office:string-value="insert into iboard values(bno.nextval,6,8,'게임 모집 15','게임 모집 합니다. 15',3,'15/01/10','15/02/05','15/01/06',0,'11010');" calcext:value-type="string">
            <text:p>insert into iboard values(bno.nextval,6,8,'게임 모집 15','게임 모집 합니다. 1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6];[.B16];[.C16];[.D16];[.E16])" office:value-type="string" office:string-value="insert into iboard values(bno.nextval,6,8,'게임 모집 16','게임 모집 합니다. 16',3,'15/01/10','15/02/05','15/01/06',0,'11010');" calcext:value-type="string">
            <text:p>insert into iboard values(bno.nextval,6,8,'게임 모집 16','게임 모집 합니다. 1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7];[.B17];[.C17];[.D17];[.E17])" office:value-type="string" office:string-value="insert into iboard values(bno.nextval,6,8,'게임 모집 17','게임 모집 합니다. 17',3,'15/01/10','15/02/05','15/01/06',0,'11010');" calcext:value-type="string">
            <text:p>insert into iboard values(bno.nextval,6,8,'게임 모집 17','게임 모집 합니다. 1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8];[.B18];[.C18];[.D18];[.E18])" office:value-type="string" office:string-value="insert into iboard values(bno.nextval,6,8,'게임 모집 18','게임 모집 합니다. 18',3,'15/01/10','15/02/05','15/01/06',0,'11010');" calcext:value-type="string">
            <text:p>insert into iboard values(bno.nextval,6,8,'게임 모집 18','게임 모집 합니다. 1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9];[.B19];[.C19];[.D19];[.E19])" office:value-type="string" office:string-value="insert into iboard values(bno.nextval,6,8,'게임 모집 19','게임 모집 합니다. 19',3,'15/01/10','15/02/05','15/01/06',0,'11010');" calcext:value-type="string">
            <text:p>insert into iboard values(bno.nextval,6,8,'게임 모집 19','게임 모집 합니다. 1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0];[.B20];[.C20];[.D20];[.E20])" office:value-type="string" office:string-value="insert into iboard values(bno.nextval,6,8,'게임 모집 20','게임 모집 합니다. 20',3,'15/01/10','15/02/05','15/01/06',0,'11010');" calcext:value-type="string">
            <text:p>insert into iboard values(bno.nextval,6,8,'게임 모집 20','게임 모집 합니다. 2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1];[.B21];[.C21];[.D21];[.E21])" office:value-type="string" office:string-value="insert into iboard values(bno.nextval,6,8,'게임 모집 21','게임 모집 합니다. 21',3,'15/01/10','15/02/05','15/01/06',0,'11010');" calcext:value-type="string">
            <text:p>insert into iboard values(bno.nextval,6,8,'게임 모집 21','게임 모집 합니다. 2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2];[.B22];[.C22];[.D22];[.E22])" office:value-type="string" office:string-value="insert into iboard values(bno.nextval,6,8,'게임 모집 22','게임 모집 합니다. 22',3,'15/01/10','15/02/05','15/01/06',0,'11010');" calcext:value-type="string">
            <text:p>insert into iboard values(bno.nextval,6,8,'게임 모집 22','게임 모집 합니다. 2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3];[.B23];[.C23];[.D23];[.E23])" office:value-type="string" office:string-value="insert into iboard values(bno.nextval,6,8,'게임 모집 23','게임 모집 합니다. 23',3,'15/01/10','15/02/05','15/01/06',0,'11010');" calcext:value-type="string">
            <text:p>insert into iboard values(bno.nextval,6,8,'게임 모집 23','게임 모집 합니다. 2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4];[.B24];[.C24];[.D24];[.E24])" office:value-type="string" office:string-value="insert into iboard values(bno.nextval,6,8,'게임 모집 24','게임 모집 합니다. 24',3,'15/01/10','15/02/05','15/01/06',0,'11010');" calcext:value-type="string">
            <text:p>insert into iboard values(bno.nextval,6,8,'게임 모집 24','게임 모집 합니다. 2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5];[.B25];[.C25];[.D25];[.E25])" office:value-type="string" office:string-value="insert into iboard values(bno.nextval,6,8,'게임 모집 25','게임 모집 합니다. 25',3,'15/01/10','15/02/05','15/01/06',0,'11010');" calcext:value-type="string">
            <text:p>insert into iboard values(bno.nextval,6,8,'게임 모집 25','게임 모집 합니다. 2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6];[.B26];[.C26];[.D26];[.E26])" office:value-type="string" office:string-value="insert into iboard values(bno.nextval,6,8,'게임 모집 26','게임 모집 합니다. 26',3,'15/01/10','15/02/05','15/01/06',0,'11010');" calcext:value-type="string">
            <text:p>insert into iboard values(bno.nextval,6,8,'게임 모집 26','게임 모집 합니다. 2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7];[.B27];[.C27];[.D27];[.E27])" office:value-type="string" office:string-value="insert into iboard values(bno.nextval,6,8,'게임 모집 27','게임 모집 합니다. 27',3,'15/01/10','15/02/05','15/01/06',0,'11010');" calcext:value-type="string">
            <text:p>insert into iboard values(bno.nextval,6,8,'게임 모집 27','게임 모집 합니다. 2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8];[.B28];[.C28];[.D28];[.E28])" office:value-type="string" office:string-value="insert into iboard values(bno.nextval,6,8,'게임 모집 28','게임 모집 합니다. 28',3,'15/01/10','15/02/05','15/01/06',0,'11010');" calcext:value-type="string">
            <text:p>insert into iboard values(bno.nextval,6,8,'게임 모집 28','게임 모집 합니다. 2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2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2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29];[.B29];[.C29];[.D29];[.E29])" office:value-type="string" office:string-value="insert into iboard values(bno.nextval,6,8,'게임 모집 29','게임 모집 합니다. 29',3,'15/01/10','15/02/05','15/01/06',0,'11010');" calcext:value-type="string">
            <text:p>insert into iboard values(bno.nextval,6,8,'게임 모집 29','게임 모집 합니다. 2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0];[.B30];[.C30];[.D30];[.E30])" office:value-type="string" office:string-value="insert into iboard values(bno.nextval,6,8,'게임 모집 30','게임 모집 합니다. 30',3,'15/01/10','15/02/05','15/01/06',0,'11010');" calcext:value-type="string">
            <text:p>insert into iboard values(bno.nextval,6,8,'게임 모집 30','게임 모집 합니다. 3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1];[.B31];[.C31];[.D31];[.E31])" office:value-type="string" office:string-value="insert into iboard values(bno.nextval,6,8,'게임 모집 31','게임 모집 합니다. 31',3,'15/01/10','15/02/05','15/01/06',0,'11010');" calcext:value-type="string">
            <text:p>insert into iboard values(bno.nextval,6,8,'게임 모집 31','게임 모집 합니다. 3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2];[.B32];[.C32];[.D32];[.E32])" office:value-type="string" office:string-value="insert into iboard values(bno.nextval,6,8,'게임 모집 32','게임 모집 합니다. 32',3,'15/01/10','15/02/05','15/01/06',0,'11010');" calcext:value-type="string">
            <text:p>insert into iboard values(bno.nextval,6,8,'게임 모집 32','게임 모집 합니다. 3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3];[.B33];[.C33];[.D33];[.E33])" office:value-type="string" office:string-value="insert into iboard values(bno.nextval,6,8,'게임 모집 33','게임 모집 합니다. 33',3,'15/01/10','15/02/05','15/01/06',0,'11010');" calcext:value-type="string">
            <text:p>insert into iboard values(bno.nextval,6,8,'게임 모집 33','게임 모집 합니다. 3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4];[.B34];[.C34];[.D34];[.E34])" office:value-type="string" office:string-value="insert into iboard values(bno.nextval,6,8,'게임 모집 34','게임 모집 합니다. 34',3,'15/01/10','15/02/05','15/01/06',0,'11010');" calcext:value-type="string">
            <text:p>insert into iboard values(bno.nextval,6,8,'게임 모집 34','게임 모집 합니다. 3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5];[.B35];[.C35];[.D35];[.E35])" office:value-type="string" office:string-value="insert into iboard values(bno.nextval,6,8,'게임 모집 35','게임 모집 합니다. 35',3,'15/01/10','15/02/05','15/01/06',0,'11010');" calcext:value-type="string">
            <text:p>insert into iboard values(bno.nextval,6,8,'게임 모집 35','게임 모집 합니다. 3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6];[.B36];[.C36];[.D36];[.E36])" office:value-type="string" office:string-value="insert into iboard values(bno.nextval,6,8,'게임 모집 36','게임 모집 합니다. 36',3,'15/01/10','15/02/05','15/01/06',0,'11010');" calcext:value-type="string">
            <text:p>insert into iboard values(bno.nextval,6,8,'게임 모집 36','게임 모집 합니다. 3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7];[.B37];[.C37];[.D37];[.E37])" office:value-type="string" office:string-value="insert into iboard values(bno.nextval,6,8,'게임 모집 37','게임 모집 합니다. 37',3,'15/01/10','15/02/05','15/01/06',0,'11010');" calcext:value-type="string">
            <text:p>insert into iboard values(bno.nextval,6,8,'게임 모집 37','게임 모집 합니다. 3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8];[.B38];[.C38];[.D38];[.E38])" office:value-type="string" office:string-value="insert into iboard values(bno.nextval,6,8,'게임 모집 38','게임 모집 합니다. 38',3,'15/01/10','15/02/05','15/01/06',0,'11010');" calcext:value-type="string">
            <text:p>insert into iboard values(bno.nextval,6,8,'게임 모집 38','게임 모집 합니다. 3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3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3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39];[.B39];[.C39];[.D39];[.E39])" office:value-type="string" office:string-value="insert into iboard values(bno.nextval,6,8,'게임 모집 39','게임 모집 합니다. 39',3,'15/01/10','15/02/05','15/01/06',0,'11010');" calcext:value-type="string">
            <text:p>insert into iboard values(bno.nextval,6,8,'게임 모집 39','게임 모집 합니다. 3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0];[.B40];[.C40];[.D40];[.E40])" office:value-type="string" office:string-value="insert into iboard values(bno.nextval,6,8,'게임 모집 40','게임 모집 합니다. 40',3,'15/01/10','15/02/05','15/01/06',0,'11010');" calcext:value-type="string">
            <text:p>insert into iboard values(bno.nextval,6,8,'게임 모집 40','게임 모집 합니다. 4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1];[.B41];[.C41];[.D41];[.E41])" office:value-type="string" office:string-value="insert into iboard values(bno.nextval,6,8,'게임 모집 41','게임 모집 합니다. 41',3,'15/01/10','15/02/05','15/01/06',0,'11010');" calcext:value-type="string">
            <text:p>insert into iboard values(bno.nextval,6,8,'게임 모집 41','게임 모집 합니다. 4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2];[.B42];[.C42];[.D42];[.E42])" office:value-type="string" office:string-value="insert into iboard values(bno.nextval,6,8,'게임 모집 42','게임 모집 합니다. 42',3,'15/01/10','15/02/05','15/01/06',0,'11010');" calcext:value-type="string">
            <text:p>insert into iboard values(bno.nextval,6,8,'게임 모집 42','게임 모집 합니다. 4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3];[.B43];[.C43];[.D43];[.E43])" office:value-type="string" office:string-value="insert into iboard values(bno.nextval,6,8,'게임 모집 43','게임 모집 합니다. 43',3,'15/01/10','15/02/05','15/01/06',0,'11010');" calcext:value-type="string">
            <text:p>insert into iboard values(bno.nextval,6,8,'게임 모집 43','게임 모집 합니다. 4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4];[.B44];[.C44];[.D44];[.E44])" office:value-type="string" office:string-value="insert into iboard values(bno.nextval,6,8,'게임 모집 44','게임 모집 합니다. 44',3,'15/01/10','15/02/05','15/01/06',0,'11010');" calcext:value-type="string">
            <text:p>insert into iboard values(bno.nextval,6,8,'게임 모집 44','게임 모집 합니다. 4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5];[.B45];[.C45];[.D45];[.E45])" office:value-type="string" office:string-value="insert into iboard values(bno.nextval,6,8,'게임 모집 45','게임 모집 합니다. 45',3,'15/01/10','15/02/05','15/01/06',0,'11010');" calcext:value-type="string">
            <text:p>insert into iboard values(bno.nextval,6,8,'게임 모집 45','게임 모집 합니다. 4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6];[.B46];[.C46];[.D46];[.E46])" office:value-type="string" office:string-value="insert into iboard values(bno.nextval,6,8,'게임 모집 46','게임 모집 합니다. 46',3,'15/01/10','15/02/05','15/01/06',0,'11010');" calcext:value-type="string">
            <text:p>insert into iboard values(bno.nextval,6,8,'게임 모집 46','게임 모집 합니다. 4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7];[.B47];[.C47];[.D47];[.E47])" office:value-type="string" office:string-value="insert into iboard values(bno.nextval,6,8,'게임 모집 47','게임 모집 합니다. 47',3,'15/01/10','15/02/05','15/01/06',0,'11010');" calcext:value-type="string">
            <text:p>insert into iboard values(bno.nextval,6,8,'게임 모집 47','게임 모집 합니다. 4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8];[.B48];[.C48];[.D48];[.E48])" office:value-type="string" office:string-value="insert into iboard values(bno.nextval,6,8,'게임 모집 48','게임 모집 합니다. 48',3,'15/01/10','15/02/05','15/01/06',0,'11010');" calcext:value-type="string">
            <text:p>insert into iboard values(bno.nextval,6,8,'게임 모집 48','게임 모집 합니다. 4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4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4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49];[.B49];[.C49];[.D49];[.E49])" office:value-type="string" office:string-value="insert into iboard values(bno.nextval,6,8,'게임 모집 49','게임 모집 합니다. 49',3,'15/01/10','15/02/05','15/01/06',0,'11010');" calcext:value-type="string">
            <text:p>insert into iboard values(bno.nextval,6,8,'게임 모집 49','게임 모집 합니다. 4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0];[.B50];[.C50];[.D50];[.E50])" office:value-type="string" office:string-value="insert into iboard values(bno.nextval,6,8,'게임 모집 50','게임 모집 합니다. 50',3,'15/01/10','15/02/05','15/01/06',0,'11010');" calcext:value-type="string">
            <text:p>insert into iboard values(bno.nextval,6,8,'게임 모집 50','게임 모집 합니다. 5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1];[.B51];[.C51];[.D51];[.E51])" office:value-type="string" office:string-value="insert into iboard values(bno.nextval,6,8,'게임 모집 51','게임 모집 합니다. 51',3,'15/01/10','15/02/05','15/01/06',0,'11010');" calcext:value-type="string">
            <text:p>insert into iboard values(bno.nextval,6,8,'게임 모집 51','게임 모집 합니다. 5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2];[.B52];[.C52];[.D52];[.E52])" office:value-type="string" office:string-value="insert into iboard values(bno.nextval,6,8,'게임 모집 52','게임 모집 합니다. 52',3,'15/01/10','15/02/05','15/01/06',0,'11010');" calcext:value-type="string">
            <text:p>insert into iboard values(bno.nextval,6,8,'게임 모집 52','게임 모집 합니다. 5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3];[.B53];[.C53];[.D53];[.E53])" office:value-type="string" office:string-value="insert into iboard values(bno.nextval,6,8,'게임 모집 53','게임 모집 합니다. 53',3,'15/01/10','15/02/05','15/01/06',0,'11010');" calcext:value-type="string">
            <text:p>insert into iboard values(bno.nextval,6,8,'게임 모집 53','게임 모집 합니다. 5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4];[.B54];[.C54];[.D54];[.E54])" office:value-type="string" office:string-value="insert into iboard values(bno.nextval,6,8,'게임 모집 54','게임 모집 합니다. 54',3,'15/01/10','15/02/05','15/01/06',0,'11010');" calcext:value-type="string">
            <text:p>insert into iboard values(bno.nextval,6,8,'게임 모집 54','게임 모집 합니다. 5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5];[.B55];[.C55];[.D55];[.E55])" office:value-type="string" office:string-value="insert into iboard values(bno.nextval,6,8,'게임 모집 55','게임 모집 합니다. 55',3,'15/01/10','15/02/05','15/01/06',0,'11010');" calcext:value-type="string">
            <text:p>insert into iboard values(bno.nextval,6,8,'게임 모집 55','게임 모집 합니다. 5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6];[.B56];[.C56];[.D56];[.E56])" office:value-type="string" office:string-value="insert into iboard values(bno.nextval,6,8,'게임 모집 56','게임 모집 합니다. 56',3,'15/01/10','15/02/05','15/01/06',0,'11010');" calcext:value-type="string">
            <text:p>insert into iboard values(bno.nextval,6,8,'게임 모집 56','게임 모집 합니다. 5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7];[.B57];[.C57];[.D57];[.E57])" office:value-type="string" office:string-value="insert into iboard values(bno.nextval,6,8,'게임 모집 57','게임 모집 합니다. 57',3,'15/01/10','15/02/05','15/01/06',0,'11010');" calcext:value-type="string">
            <text:p>insert into iboard values(bno.nextval,6,8,'게임 모집 57','게임 모집 합니다. 5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8];[.B58];[.C58];[.D58];[.E58])" office:value-type="string" office:string-value="insert into iboard values(bno.nextval,6,8,'게임 모집 58','게임 모집 합니다. 58',3,'15/01/10','15/02/05','15/01/06',0,'11010');" calcext:value-type="string">
            <text:p>insert into iboard values(bno.nextval,6,8,'게임 모집 58','게임 모집 합니다. 5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5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5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59];[.B59];[.C59];[.D59];[.E59])" office:value-type="string" office:string-value="insert into iboard values(bno.nextval,6,8,'게임 모집 59','게임 모집 합니다. 59',3,'15/01/10','15/02/05','15/01/06',0,'11010');" calcext:value-type="string">
            <text:p>insert into iboard values(bno.nextval,6,8,'게임 모집 59','게임 모집 합니다. 5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0];[.B60];[.C60];[.D60];[.E60])" office:value-type="string" office:string-value="insert into iboard values(bno.nextval,6,8,'게임 모집 60','게임 모집 합니다. 60',3,'15/01/10','15/02/05','15/01/06',0,'11010');" calcext:value-type="string">
            <text:p>insert into iboard values(bno.nextval,6,8,'게임 모집 60','게임 모집 합니다. 6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1];[.B61];[.C61];[.D61];[.E61])" office:value-type="string" office:string-value="insert into iboard values(bno.nextval,6,8,'게임 모집 61','게임 모집 합니다. 61',3,'15/01/10','15/02/05','15/01/06',0,'11010');" calcext:value-type="string">
            <text:p>insert into iboard values(bno.nextval,6,8,'게임 모집 61','게임 모집 합니다. 6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2];[.B62];[.C62];[.D62];[.E62])" office:value-type="string" office:string-value="insert into iboard values(bno.nextval,6,8,'게임 모집 62','게임 모집 합니다. 62',3,'15/01/10','15/02/05','15/01/06',0,'11010');" calcext:value-type="string">
            <text:p>insert into iboard values(bno.nextval,6,8,'게임 모집 62','게임 모집 합니다. 6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3];[.B63];[.C63];[.D63];[.E63])" office:value-type="string" office:string-value="insert into iboard values(bno.nextval,6,8,'게임 모집 63','게임 모집 합니다. 63',3,'15/01/10','15/02/05','15/01/06',0,'11010');" calcext:value-type="string">
            <text:p>insert into iboard values(bno.nextval,6,8,'게임 모집 63','게임 모집 합니다. 6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4];[.B64];[.C64];[.D64];[.E64])" office:value-type="string" office:string-value="insert into iboard values(bno.nextval,6,8,'게임 모집 64','게임 모집 합니다. 64',3,'15/01/10','15/02/05','15/01/06',0,'11010');" calcext:value-type="string">
            <text:p>insert into iboard values(bno.nextval,6,8,'게임 모집 64','게임 모집 합니다. 6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5];[.B65];[.C65];[.D65];[.E65])" office:value-type="string" office:string-value="insert into iboard values(bno.nextval,6,8,'게임 모집 65','게임 모집 합니다. 65',3,'15/01/10','15/02/05','15/01/06',0,'11010');" calcext:value-type="string">
            <text:p>insert into iboard values(bno.nextval,6,8,'게임 모집 65','게임 모집 합니다. 6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6];[.B66];[.C66];[.D66];[.E66])" office:value-type="string" office:string-value="insert into iboard values(bno.nextval,6,8,'게임 모집 66','게임 모집 합니다. 66',3,'15/01/10','15/02/05','15/01/06',0,'11010');" calcext:value-type="string">
            <text:p>insert into iboard values(bno.nextval,6,8,'게임 모집 66','게임 모집 합니다. 6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7];[.B67];[.C67];[.D67];[.E67])" office:value-type="string" office:string-value="insert into iboard values(bno.nextval,6,8,'게임 모집 67','게임 모집 합니다. 67',3,'15/01/10','15/02/05','15/01/06',0,'11010');" calcext:value-type="string">
            <text:p>insert into iboard values(bno.nextval,6,8,'게임 모집 67','게임 모집 합니다. 6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8];[.B68];[.C68];[.D68];[.E68])" office:value-type="string" office:string-value="insert into iboard values(bno.nextval,6,8,'게임 모집 68','게임 모집 합니다. 68',3,'15/01/10','15/02/05','15/01/06',0,'11010');" calcext:value-type="string">
            <text:p>insert into iboard values(bno.nextval,6,8,'게임 모집 68','게임 모집 합니다. 6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6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6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69];[.B69];[.C69];[.D69];[.E69])" office:value-type="string" office:string-value="insert into iboard values(bno.nextval,6,8,'게임 모집 69','게임 모집 합니다. 69',3,'15/01/10','15/02/05','15/01/06',0,'11010');" calcext:value-type="string">
            <text:p>insert into iboard values(bno.nextval,6,8,'게임 모집 69','게임 모집 합니다. 6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0];[.B70];[.C70];[.D70];[.E70])" office:value-type="string" office:string-value="insert into iboard values(bno.nextval,6,8,'게임 모집 70','게임 모집 합니다. 70',3,'15/01/10','15/02/05','15/01/06',0,'11010');" calcext:value-type="string">
            <text:p>insert into iboard values(bno.nextval,6,8,'게임 모집 70','게임 모집 합니다. 7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1];[.B71];[.C71];[.D71];[.E71])" office:value-type="string" office:string-value="insert into iboard values(bno.nextval,6,8,'게임 모집 71','게임 모집 합니다. 71',3,'15/01/10','15/02/05','15/01/06',0,'11010');" calcext:value-type="string">
            <text:p>insert into iboard values(bno.nextval,6,8,'게임 모집 71','게임 모집 합니다. 7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2];[.B72];[.C72];[.D72];[.E72])" office:value-type="string" office:string-value="insert into iboard values(bno.nextval,6,8,'게임 모집 72','게임 모집 합니다. 72',3,'15/01/10','15/02/05','15/01/06',0,'11010');" calcext:value-type="string">
            <text:p>insert into iboard values(bno.nextval,6,8,'게임 모집 72','게임 모집 합니다. 7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3];[.B73];[.C73];[.D73];[.E73])" office:value-type="string" office:string-value="insert into iboard values(bno.nextval,6,8,'게임 모집 73','게임 모집 합니다. 73',3,'15/01/10','15/02/05','15/01/06',0,'11010');" calcext:value-type="string">
            <text:p>insert into iboard values(bno.nextval,6,8,'게임 모집 73','게임 모집 합니다. 7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4];[.B74];[.C74];[.D74];[.E74])" office:value-type="string" office:string-value="insert into iboard values(bno.nextval,6,8,'게임 모집 74','게임 모집 합니다. 74',3,'15/01/10','15/02/05','15/01/06',0,'11010');" calcext:value-type="string">
            <text:p>insert into iboard values(bno.nextval,6,8,'게임 모집 74','게임 모집 합니다. 7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5];[.B75];[.C75];[.D75];[.E75])" office:value-type="string" office:string-value="insert into iboard values(bno.nextval,6,8,'게임 모집 75','게임 모집 합니다. 75',3,'15/01/10','15/02/05','15/01/06',0,'11010');" calcext:value-type="string">
            <text:p>insert into iboard values(bno.nextval,6,8,'게임 모집 75','게임 모집 합니다. 7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6];[.B76];[.C76];[.D76];[.E76])" office:value-type="string" office:string-value="insert into iboard values(bno.nextval,6,8,'게임 모집 76','게임 모집 합니다. 76',3,'15/01/10','15/02/05','15/01/06',0,'11010');" calcext:value-type="string">
            <text:p>insert into iboard values(bno.nextval,6,8,'게임 모집 76','게임 모집 합니다. 7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7];[.B77];[.C77];[.D77];[.E77])" office:value-type="string" office:string-value="insert into iboard values(bno.nextval,6,8,'게임 모집 77','게임 모집 합니다. 77',3,'15/01/10','15/02/05','15/01/06',0,'11010');" calcext:value-type="string">
            <text:p>insert into iboard values(bno.nextval,6,8,'게임 모집 77','게임 모집 합니다. 7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8];[.B78];[.C78];[.D78];[.E78])" office:value-type="string" office:string-value="insert into iboard values(bno.nextval,6,8,'게임 모집 78','게임 모집 합니다. 78',3,'15/01/10','15/02/05','15/01/06',0,'11010');" calcext:value-type="string">
            <text:p>insert into iboard values(bno.nextval,6,8,'게임 모집 78','게임 모집 합니다. 7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7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7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79];[.B79];[.C79];[.D79];[.E79])" office:value-type="string" office:string-value="insert into iboard values(bno.nextval,6,8,'게임 모집 79','게임 모집 합니다. 79',3,'15/01/10','15/02/05','15/01/06',0,'11010');" calcext:value-type="string">
            <text:p>insert into iboard values(bno.nextval,6,8,'게임 모집 79','게임 모집 합니다. 7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0];[.B80];[.C80];[.D80];[.E80])" office:value-type="string" office:string-value="insert into iboard values(bno.nextval,6,8,'게임 모집 80','게임 모집 합니다. 80',3,'15/01/10','15/02/05','15/01/06',0,'11010');" calcext:value-type="string">
            <text:p>insert into iboard values(bno.nextval,6,8,'게임 모집 80','게임 모집 합니다. 8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1];[.B81];[.C81];[.D81];[.E81])" office:value-type="string" office:string-value="insert into iboard values(bno.nextval,6,8,'게임 모집 81','게임 모집 합니다. 81',3,'15/01/10','15/02/05','15/01/06',0,'11010');" calcext:value-type="string">
            <text:p>insert into iboard values(bno.nextval,6,8,'게임 모집 81','게임 모집 합니다. 8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2];[.B82];[.C82];[.D82];[.E82])" office:value-type="string" office:string-value="insert into iboard values(bno.nextval,6,8,'게임 모집 82','게임 모집 합니다. 82',3,'15/01/10','15/02/05','15/01/06',0,'11010');" calcext:value-type="string">
            <text:p>insert into iboard values(bno.nextval,6,8,'게임 모집 82','게임 모집 합니다. 8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3];[.B83];[.C83];[.D83];[.E83])" office:value-type="string" office:string-value="insert into iboard values(bno.nextval,6,8,'게임 모집 83','게임 모집 합니다. 83',3,'15/01/10','15/02/05','15/01/06',0,'11010');" calcext:value-type="string">
            <text:p>insert into iboard values(bno.nextval,6,8,'게임 모집 83','게임 모집 합니다. 8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4];[.B84];[.C84];[.D84];[.E84])" office:value-type="string" office:string-value="insert into iboard values(bno.nextval,6,8,'게임 모집 84','게임 모집 합니다. 84',3,'15/01/10','15/02/05','15/01/06',0,'11010');" calcext:value-type="string">
            <text:p>insert into iboard values(bno.nextval,6,8,'게임 모집 84','게임 모집 합니다. 8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5];[.B85];[.C85];[.D85];[.E85])" office:value-type="string" office:string-value="insert into iboard values(bno.nextval,6,8,'게임 모집 85','게임 모집 합니다. 85',3,'15/01/10','15/02/05','15/01/06',0,'11010');" calcext:value-type="string">
            <text:p>insert into iboard values(bno.nextval,6,8,'게임 모집 85','게임 모집 합니다. 8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6];[.B86];[.C86];[.D86];[.E86])" office:value-type="string" office:string-value="insert into iboard values(bno.nextval,6,8,'게임 모집 86','게임 모집 합니다. 86',3,'15/01/10','15/02/05','15/01/06',0,'11010');" calcext:value-type="string">
            <text:p>insert into iboard values(bno.nextval,6,8,'게임 모집 86','게임 모집 합니다. 8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7];[.B87];[.C87];[.D87];[.E87])" office:value-type="string" office:string-value="insert into iboard values(bno.nextval,6,8,'게임 모집 87','게임 모집 합니다. 87',3,'15/01/10','15/02/05','15/01/06',0,'11010');" calcext:value-type="string">
            <text:p>insert into iboard values(bno.nextval,6,8,'게임 모집 87','게임 모집 합니다. 8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8];[.B88];[.C88];[.D88];[.E88])" office:value-type="string" office:string-value="insert into iboard values(bno.nextval,6,8,'게임 모집 88','게임 모집 합니다. 88',3,'15/01/10','15/02/05','15/01/06',0,'11010');" calcext:value-type="string">
            <text:p>insert into iboard values(bno.nextval,6,8,'게임 모집 88','게임 모집 합니다. 8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8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8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89];[.B89];[.C89];[.D89];[.E89])" office:value-type="string" office:string-value="insert into iboard values(bno.nextval,6,8,'게임 모집 89','게임 모집 합니다. 89',3,'15/01/10','15/02/05','15/01/06',0,'11010');" calcext:value-type="string">
            <text:p>insert into iboard values(bno.nextval,6,8,'게임 모집 89','게임 모집 합니다. 8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0];[.B90];[.C90];[.D90];[.E90])" office:value-type="string" office:string-value="insert into iboard values(bno.nextval,6,8,'게임 모집 90','게임 모집 합니다. 90',3,'15/01/10','15/02/05','15/01/06',0,'11010');" calcext:value-type="string">
            <text:p>insert into iboard values(bno.nextval,6,8,'게임 모집 90','게임 모집 합니다. 90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1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1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1];[.B91];[.C91];[.D91];[.E91])" office:value-type="string" office:string-value="insert into iboard values(bno.nextval,6,8,'게임 모집 91','게임 모집 합니다. 91',3,'15/01/10','15/02/05','15/01/06',0,'11010');" calcext:value-type="string">
            <text:p>insert into iboard values(bno.nextval,6,8,'게임 모집 91','게임 모집 합니다. 91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2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2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2];[.B92];[.C92];[.D92];[.E92])" office:value-type="string" office:string-value="insert into iboard values(bno.nextval,6,8,'게임 모집 92','게임 모집 합니다. 92',3,'15/01/10','15/02/05','15/01/06',0,'11010');" calcext:value-type="string">
            <text:p>insert into iboard values(bno.nextval,6,8,'게임 모집 92','게임 모집 합니다. 92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3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3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3];[.B93];[.C93];[.D93];[.E93])" office:value-type="string" office:string-value="insert into iboard values(bno.nextval,6,8,'게임 모집 93','게임 모집 합니다. 93',3,'15/01/10','15/02/05','15/01/06',0,'11010');" calcext:value-type="string">
            <text:p>insert into iboard values(bno.nextval,6,8,'게임 모집 93','게임 모집 합니다. 93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4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4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4];[.B94];[.C94];[.D94];[.E94])" office:value-type="string" office:string-value="insert into iboard values(bno.nextval,6,8,'게임 모집 94','게임 모집 합니다. 94',3,'15/01/10','15/02/05','15/01/06',0,'11010');" calcext:value-type="string">
            <text:p>insert into iboard values(bno.nextval,6,8,'게임 모집 94','게임 모집 합니다. 94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5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5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5];[.B95];[.C95];[.D95];[.E95])" office:value-type="string" office:string-value="insert into iboard values(bno.nextval,6,8,'게임 모집 95','게임 모집 합니다. 95',3,'15/01/10','15/02/05','15/01/06',0,'11010');" calcext:value-type="string">
            <text:p>insert into iboard values(bno.nextval,6,8,'게임 모집 95','게임 모집 합니다. 95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6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6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6];[.B96];[.C96];[.D96];[.E96])" office:value-type="string" office:string-value="insert into iboard values(bno.nextval,6,8,'게임 모집 96','게임 모집 합니다. 96',3,'15/01/10','15/02/05','15/01/06',0,'11010');" calcext:value-type="string">
            <text:p>insert into iboard values(bno.nextval,6,8,'게임 모집 96','게임 모집 합니다. 96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7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7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7];[.B97];[.C97];[.D97];[.E97])" office:value-type="string" office:string-value="insert into iboard values(bno.nextval,6,8,'게임 모집 97','게임 모집 합니다. 97',3,'15/01/10','15/02/05','15/01/06',0,'11010');" calcext:value-type="string">
            <text:p>insert into iboard values(bno.nextval,6,8,'게임 모집 97','게임 모집 합니다. 97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8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8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8];[.B98];[.C98];[.D98];[.E98])" office:value-type="string" office:string-value="insert into iboard values(bno.nextval,6,8,'게임 모집 98','게임 모집 합니다. 98',3,'15/01/10','15/02/05','15/01/06',0,'11010');" calcext:value-type="string">
            <text:p>insert into iboard values(bno.nextval,6,8,'게임 모집 98','게임 모집 합니다. 98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99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99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99];[.B99];[.C99];[.D99];[.E99])" office:value-type="string" office:string-value="insert into iboard values(bno.nextval,6,8,'게임 모집 99','게임 모집 합니다. 99',3,'15/01/10','15/02/05','15/01/06',0,'11010');" calcext:value-type="string">
            <text:p>insert into iboard values(bno.nextval,6,8,'게임 모집 99','게임 모집 합니다. 99',3,'15/01/10','15/02/05','15/01/06',0,'11010');</text:p>
          </table:table-cell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iboard </text:span><text:span text:style-name="T3">values</text:span><text:span text:style-name="T2">(bno.nextval,6,8,</text:span><text:span text:style-name="T4">'</text:span></text:p>
          </table:table-cell>
          <table:table-cell office:value-type="string" calcext:value-type="string">
            <text:p>게임 모집 100</text:p>
          </table:table-cell>
          <table:table-cell office:value-type="string" calcext:value-type="string">
            <text:p><text:span text:style-name="T5">'</text:span><text:span text:style-name="T6">,</text:span><text:span text:style-name="T7">'</text:span></text:p>
          </table:table-cell>
          <table:table-cell office:value-type="string" calcext:value-type="string">
            <text:p>게임 모집 합니다. 100</text:p>
          </table:table-cell>
          <table:table-cell office:value-type="string" calcext:value-type="string">
            <text:p><text:span text:style-name="T8">'</text:span><text:span text:style-name="T9">,3,</text:span><text:span text:style-name="T10">'15/01/10'</text:span><text:span text:style-name="T9">,</text:span><text:span text:style-name="T10">'15/02/05'</text:span><text:span text:style-name="T9">,</text:span><text:span text:style-name="T10">'15/01/06'</text:span><text:span text:style-name="T9">,0,</text:span><text:span text:style-name="T10">'11010'</text:span><text:span text:style-name="T9">);</text:span></text:p>
          </table:table-cell>
          <table:table-cell table:formula="of:=CONCATENATE([.A100];[.B100];[.C100];[.D100];[.E100])" office:value-type="string" office:string-value="insert into iboard values(bno.nextval,6,8,'게임 모집 100','게임 모집 합니다. 100',3,'15/01/10','15/02/05','15/01/06',0,'11010');" calcext:value-type="string">
            <text:p>insert into iboard values(bno.nextval,6,8,'게임 모집 100','게임 모집 합니다. 100',3,'15/01/10','15/02/05','15/01/06',0,'11010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00/00/00</text:date>, <text:time style:data-style-name="N2" text:time-value="14:20:51.468084105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08:56:11.460427720</meta:creation-date>
    <dc:date>2015-01-18T14:37:24.131839921</dc:date>
    <meta:editing-duration>PT12M33S</meta:editing-duration>
    <meta:editing-cycles>4</meta:editing-cycles>
    <meta:generator>LibreOffice/4.2.7.2$Linux_x86 LibreOffice_project/420m0$Build-2</meta:generator>
    <meta:document-statistic meta:table-count="5" meta:cell-count="714" meta:object-count="0"/>
  </office:meta>
</office:document-meta>
</file>